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13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14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18:11.201000000</meta:creation-date>
    <dc:date>2016-07-10T01:19:01.245000000</dc:date>
    <meta:editing-duration>PT50S</meta:editing-duration>
    <meta:editing-cycles>1</meta:editing-cycles>
    <meta:document-statistic meta:table-count="1" meta:cell-count="544" meta:object-count="0"/>
    <meta:generator>LibreOffice/5.0.6.3$Windows_x86 LibreOffice_project/490fc03b25318460cfc54456516ea2519c11d1aa</meta:generator>
  </office:meta>
</office:document-meta>
</file>